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f4fe"/>
    </style:style>
    <style:style style:name="P2" style:family="paragraph" style:parent-style-name="Standard">
      <style:text-properties officeooo:paragraph-rsid="0018eb01"/>
    </style:style>
    <style:style style:name="T1" style:family="text">
      <style:text-properties officeooo:rsid="0017f4fe"/>
    </style:style>
    <style:style style:name="T2" style:family="text">
      <style:text-properties officeooo:rsid="0018eb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tab/><text:tab/><text:tab/><text:tab/><text:span text:style-name="T1">`<text:tab/><text:tab/></text:span>Collision detection at Physical layer<text:tab/><text:tab/><text:tab/><text:tab/><text:tab/><text:tab/><text:tab/><text:tab/>======================================</text:p>
      <text:p text:style-name="Standard"/>
      <text:p text:style-name="Standard">A very common problem that is obvious at Physical layer ( L1 ) of OSI model based network communication is data collision between two nodes connected to each other via <text:span text:style-name="T1">some </text:span>sort of physical cable or rarely in wireless mode as well.</text:p>
      <text:p text:style-name="Standard"/>
      <text:p text:style-name="Standard">let's discuss the collision problem in a typical TCP/IP based communication first...</text:p>
      <text:p text:style-name="Standard"/>
      <text:p text:style-name="Standard"/>
      <text:p text:style-name="Standard">## TCP/IP based communication : </text:p>
      <text:p text:style-name="Standard"><text:tab/>Assume a case where two routers are connected simply via a LAN cable,</text:p>
      <text:p text:style-name="P1"><text:tab/>LAN cables follow two protocols : Half-duplex and full-duplex, </text:p>
      <text:p text:style-name="P1"><text:tab/>collision are not possible in full-duplex since their are different wires in cable for Rx and Tx.</text:p>
      <text:p text:style-name="Standard"><text:tab/>In case of half-duplex, collisions are possible.</text:p>
      <text:p text:style-name="Standard"><text:tab/></text:p>
      <text:p text:style-name="Standard"><text:tab/>look at the following scenario :</text:p>
      <text:p text:style-name="Standard"/>
      <text:p text:style-name="Standard"><text:tab/>Network Setup:</text:p>
      <text:p text:style-name="Standard"/>
      <text:p text:style-name="Standard"><text:s text:c="4"/><text:tab/><text:tab/>&gt; Router A is connected to Router B via a half-duplex LAN cable.</text:p>
      <text:p text:style-name="P1"><text:s text:c="4"/><text:tab/><text:tab/>&gt; Router A manages its own LAN with multiple devices (e.g. Device 1, Device 2,</text:p>
      <text:p text:style-name="P1"><text:s/><text:tab/><text:tab/> <text:s text:c="2"/>Device 3).</text:p>
      <text:p text:style-name="P1"><text:s text:c="4"/><text:tab/><text:tab/>&gt; Devices within Router A's LAN send packets to the global internet through Router</text:p>
      <text:p text:style-name="P1"><text:s/><text:tab/><text:tab/> <text:s text:c="2"/>A, then to Router B, and finally to the global web.</text:p>
      <text:p text:style-name="Standard"/>
      <text:p text:style-name="Standard"><text:tab/>Packet Transmission Sequence:</text:p>
      <text:p text:style-name="Standard"/>
      <text:p text:style-name="P1"><text:s text:c="4"/><text:tab/><text:tab/>&gt; Device 1 sends a packet to Router A, which then forwards it to Router B. Router B</text:p>
      <text:p text:style-name="P1"><text:s/><text:tab/><text:tab/> <text:s text:c="2"/>sends it to the global internet.</text:p>
      <text:p text:style-name="Standard"><text:s text:c="4"/><text:tab/><text:tab/>&gt; Device 2 then sends a packet to Router A, which is queued to be sent to Router B.</text:p>
      <text:p text:style-name="P1"><text:s text:c="3"/><text:tab/><text:tab/>&gt; Meanwhile, a response to Device 1's packet arrives back at Router B, which needs</text:p>
      <text:p text:style-name="P1"><text:s/><text:tab/><text:tab/> <text:s text:c="2"/>to send this response to Router A.</text:p>
      <text:p text:style-name="Standard"/>
      <text:p text:style-name="Standard"><text:tab/>Potential Collision:</text:p>
      <text:p text:style-name="Standard"/>
      <text:p text:style-name="P1"><text:s text:c="4"/><text:tab/><text:tab/>&gt; Simultaneous Transmission: Suppose Router A begins transmitting Device 2's <text:tab/><text:tab/><text:tab/> <text:s text:c="2"/>packet to Router B at the same time that Router B is trying to send the response to</text:p>
      <text:p text:style-name="P1"><text:s/><text:tab/><text:tab/> <text:s text:c="2"/>Device 1's packet back to Router A.</text:p>
      <text:p text:style-name="P1"><text:s text:c="3"/><text:tab/><text:tab/>&gt; Since the connection between Router A and Router B is half-duplex, only one</text:p>
      <text:p text:style-name="P1"><text:s/><text:tab/><text:tab/> <text:s text:c="2"/>device can transmit at a time on the shared medium. If both Router A and Router B <text:tab/><text:tab/> <text:s text:c="2"/>attempt to transmit at the same time, a collision will occur.</text:p>
      <text:p text:style-name="Standard"/>
      <text:p text:style-name="Standard"><text:tab/>Collision Handling:</text:p>
      <text:p text:style-name="Standard"/>
      <text:p text:style-name="P1"><text:s text:c="4"/><text:tab/><text:tab/>&gt; Collision Detection: Both routers will detect the collision because the signal on the <text:tab/><text:tab/> <text:s text:c="2"/>wire will differ from what each router is transmitting. In half-duplex mode,</text:p>
      <text:p text:style-name="P1"><text:s/><text:tab/><text:tab/> <text:s text:c="2"/>Ethernet uses Carrier Sense Multiple Access with Collision Detection (CSMA/CD) <text:tab/><text:tab/> <text:s text:c="2"/>to handle such situations.</text:p>
      <text:p text:style-name="P1"><text:s text:c="4"/><text:tab/><text:tab/>&gt; Back-off and Retransmission: After detecting the collision, both Router A and</text:p>
      <text:p text:style-name="P1"><text:soft-page-break/><text:s/><text:tab/><text:tab/> <text:s text:c="2"/>Router B will stop transmitting. Each will wait for a random back-off period before <text:tab/><text:tab/> <text:s text:c="2"/>attempting to retransmit its data. The random back-off period helps to minimize the</text:p>
      <text:p text:style-name="P1"><text:s/><text:tab/><text:tab/> <text:s text:c="2"/>chance of another collision when they retry.</text:p>
      <text:p text:style-name="Standard"/>
      <text:p text:style-name="Standard"/>
      <text:p text:style-name="P2"><text:tab/>Here the actual collision detection is done by the router's themselve<text:span text:style-name="T2">s</text:span>, they monitors the <text:tab/>signal on the Tx wires during transmission, in case of collision, the signals on Tx wires <text:tab/>differs from the original signals which the router has sent, thus it may trigger an interrupt</text:p>
      <text:p text:style-name="P2"><text:s/><text:tab/>and execute some algorithm to tackle the collision and make the system operable again.</text:p>
      <text:p text:style-name="Standard"><text:tab/>At the end, the communication mechanism where collisions are possible must have a <text:tab/>dedicated hardware present at the nodes.</text:p>
      <text:p text:style-name="Standard"/>
      <text:p text:style-name="Standard"/>
      <text:p text:style-name="Standard"/>
      <text:p text:style-name="Standard">## CAN bus communication : </text:p>
      <text:p text:style-name="P2"><text:tab/>CAN communication at its low uses CAN bus which has two wires for both transmission</text:p>
      <text:p text:style-name="P2"><text:s/><text:tab/>and reception, thus is similar to half-duplex method, </text:p>
      <text:p text:style-name="Standard"><text:tab/>CAN protocol uses single shared bus for communication between all CAN nodes.</text:p>
      <text:p text:style-name="Standard"><text:tab/>CAN protocol follows "differential signaling" mechanism to transmit data.</text:p>
      <text:p text:style-name="Standard"/>
      <text:p text:style-name="Standard"/>
      <text:p text:style-name="Standard"><text:tab/>$$ Differential signaling in CAN protocol :</text:p>
      <text:p text:style-name="P2"><text:tab/><text:tab/><text:tab/>CAN protocols also follows differential signaling but with different voltage<text:tab/> <text:tab/><text:tab/>levels for D+ and D-. Instead of D+ <text:span text:style-name="T2">and</text:span> D- , CAN_H and CA_L are used <text:tab/><text:tab/><text:tab/>respectively. </text:p>
      <text:p text:style-name="P2"><text:tab/><text:tab/><text:tab/>Differential signaling is not only for noise cancellation, low power</text:p>
      <text:p text:style-name="P2"><text:span text:style-name="T2"><text:tab/><text:tab/><text:tab/>c</text:span>onsumption but used for avoiding collisions as well via the mechanism of <text:tab/><text:tab/><text:tab/>'Bus Arbitration.'</text:p>
      <text:p text:style-name="Standard"/>
      <text:p text:style-name="Standard"><text:tab/><text:tab/><text:tab/>Voltage levels for bit transmissions : </text:p>
      <text:p text:style-name="P2"><text:tab/><text:tab/><text:tab/><text:tab/>~ logical 1 : CAN_H and CAN_L are both kept at same voltage level</text:p>
      <text:p text:style-name="P2"><text:s/><text:tab/><text:tab/><text:tab/><text:tab/><text:tab/> <text:s text:c="7"/>of nearly 2.5V and thus differential voltage of 0V. this is</text:p>
      <text:p text:style-name="P2"><text:s/><text:tab/><text:tab/><text:tab/><text:tab/><text:tab/> <text:s text:c="7"/>also called 'recessive bit'.</text:p>
      <text:p text:style-name="P2"><text:tab/><text:tab/><text:tab/><text:tab/>~ logical 0 : CAN_H is maintained at higher voltage than CAN_L ,</text:p>
      <text:p text:style-name="P2"><text:s/><text:tab/><text:tab/><text:tab/><text:tab/><text:tab/> <text:s text:c="8"/>typically CAN_H at 3.5V and CAN_L at 1.5V. this is</text:p>
      <text:p text:style-name="P2"><text:tab/> <text:tab/><text:tab/><text:tab/><text:tab/> <text:s text:c="8"/>also called 'dominant bit'.</text:p>
      <text:p text:style-name="Standard"/>
      <text:p text:style-name="Standard"><text:tab/><text:tab/><text:tab/>In normal state when there is no data transmission and bus is in idle state, <text:tab/><text:tab/><text:tab/>then the wires are in recessive state i.e. both wires are at same voltage.</text:p>
      <text:p text:style-name="P2"><text:tab/><text:tab/><text:tab/>Since CAN protocol uses differential signaling, thus its reliable to Electro-</text:p>
      <text:p text:style-name="P2"><text:tab/><text:tab/><text:tab/>Magnetic Interferences and additional noises.</text:p>
      <text:p text:style-name="Standard"><text:tab/><text:tab/></text:p>
      <text:p text:style-name="Standard"/>
      <text:p text:style-name="Standard"><text:tab/>Now, what if multiple node tries to send the data simultaneously ??? , i.e. how collision will <text:tab/>be handled by CAN protocol ???</text:p>
      <text:p text:style-name="Standard"><text:tab/></text:p>
      <text:p text:style-name="Standard"><text:tab/>CAN protocol instead of handling col<text:span text:style-name="T2">l</text:span>isions after they have happened, avoids collisions via <text:tab/>'Bus arbitration'.</text:p>
      <text:p text:style-name="Standard"><text:tab/></text:p>
      <text:p text:style-name="Standard"><text:tab/>Let's see how collisions are detected and instantly avoided...</text:p>
      <text:p text:style-name="Standard"><text:tab/></text:p>
      <text:p text:style-name="Standard"><text:soft-page-break/><text:tab/>Their are two cases during data transmission, first one is when one node is already <text:tab/>transmitting, then all other nodes are in listening state thus can't transmit their own data,</text:p>
      <text:p text:style-name="Standard"><text:tab/>and the second case is when two or more node starts transmitting data simult<text:span text:style-name="T2">a</text:span>neously.</text:p>
      <text:p text:style-name="Standard"><text:tab/></text:p>
      <text:p text:style-name="Standard"><text:tab/>In second case, their would be collision, CAN handles collision by the design<text:tab/>implementation of its own, each device before sending any data, sends out its Node ID.</text:p>
      <text:p text:style-name="Standard"><text:tab/>Now, no two or more device have same node ID, during simultaneous transmission, each of <text:tab/>the node contin<text:span text:style-name="T2">ues</text:span> to check for the signal it has sent, if there is change in signal, this means <text:tab/>some other node is also sending the data.</text:p>
      <text:p text:style-name="P2"><text:tab/>Node ID is of certain bits say 11 bits, so when node ID is sent by two or more nodes <text:tab/>simultaneously, say two nodes A , B are sending their IDs as 00000011111 and <text:tab/>00000001111, the integral value of ID(B)&gt;ID(A).</text:p>
      <text:p text:style-name="P2"><text:tab/>let transmission bit-rate be 1 bps, then at t=0, bit 0 will be send i.e. the bus will be in</text:p>
      <text:p text:style-name="P2"><text:s/><text:tab/>dominant state at t=0, and remains in dominant state up to t=6, now after t=6, 'A' will try to</text:p>
      <text:p text:style-name="P2"><text:s/><text:tab/>drive the bus to recessive state i.e. logical 1 , whereas the node 'B' will try to keep the bus in</text:p>
      <text:p text:style-name="P2"><text:s/><text:tab/>dominant state i.e. logical 0.</text:p>
      <text:p text:style-name="Standard"><text:tab/>The CAN mechanism is designed such that the dominant bit overrides the recessive bit, i.e. <text:tab/>even if there is recessive bit present on the bus, once the dominant bit enters, it makes the <text:tab/>entire bus in dominant state.</text:p>
      <text:p text:style-name="P2"><text:tab/>So, when the 7th bit collides, the entire bus w<text:span text:style-name="T2">i</text:span>ll be in dominant state i.e. in logical 0 state,</text:p>
      <text:p text:style-name="P2"><text:s/><text:tab/>thus 'A' will find this unple<text:span text:style-name="T2">asant</text:span> since the sent signal and monitored signals are </text:p>
      <text:p text:style-name="P2"><text:tab/>mismatching.</text:p>
      <text:p text:style-name="P2"><text:tab/>Thus it will stop sending the data further, but B will also detect signal anomaly thus is also</text:p>
      <text:p text:style-name="P2"><text:s/><text:tab/>supposed to stop data transmission, but this is not the case, actually, the anomaly is detected</text:p>
      <text:p text:style-name="P2"><text:s/><text:tab/>by both but then both nodes look at the bit they are currently transmitting, if '0' is being <text:tab/>transmitted, it contin<text:span text:style-name="T2">ues</text:span> to transmit since the anomaly happen<text:span text:style-name="T2">e</text:span>d because some of the node <text:tab/>has sent bit '1' and if '1' is being sent and anomaly is detected, the node will stop sending the <text:tab/>data since anomaly happen<text:span text:style-name="T2">e</text:span>d because some other node is sending bit '0'.</text:p>
      <text:p text:style-name="P2"><text:tab/><text:span text:style-name="T2">T</text:span>hus the dominant bit overrides the recessive bit and thus the node with lower ID will win</text:p>
      <text:p text:style-name="P2"><text:s/><text:tab/>the arbitration and continues t<text:span text:style-name="T2">o</text:span> transfer the data,</text:p>
      <text:p text:style-name="P2"><text:tab/>So, A and B both will detect the anomaly and since A is sending recessive bit thus stops</text:p>
      <text:p text:style-name="P2"><text:s/><text:tab/>sending the data and B is sending dominant bit thus continues to send the data. thus, lower</text:p>
      <text:p text:style-name="P2"><text:tab/>the CAN node ID, higher will be the priority of its CAN frames.</text:p>
      <text:p text:style-name="Standard"/>
      <text:p text:style-name="Standard"><text:s text:c="4"/><text:tab/>The mechanism via which CAN protocol handles the collision is called "Carrier Sense <text:tab/>Multiple Access with Collision Avoidance ( CSMA/CA <text:s/><text:span text:style-name="T2">for short </text:span>)"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04:29:28.838312542</meta:creation-date>
    <dc:date>2024-08-23T04:53:41.551078582</dc:date>
    <meta:editing-duration>PT5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3" meta:paragraph-count="85" meta:word-count="1235" meta:character-count="7437" meta:non-whitespace-character-count="5936"/>
  </office:meta>
</office:document-meta>
</file>